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85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7772in"/>
    </style:style>
    <style:style style:name="co10" style:family="table-column">
      <style:table-column-properties fo:break-before="auto" style:column-width="1.728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356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8"/>
    <style:style style:name="ce7" style:family="table-cell" style:parent-style-name="Default" style:data-style-name="N118"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-ranges="Sheet1.A1:Sheet1.E62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6"/>
        <table:table-column table:style-name="co11" table:default-cell-style-name="ce6"/>
        <table:table-column table:style-name="co11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 table:number-columns-spanned="5" table:number-rows-spanned="1">
            <text:p>BRUSKE PRODUCTS</text:p>
          </table:table-cell>
          <table:covered-table-cell table:style-name="ce4"/>
          <table:covered-table-cell table:style-name="ce5"/>
          <table:covered-table-cell table:number-columns-repeated="2" table:style-name="ce8"/>
          <table:table-cell table:style-name="ce11" table:number-columns-repeated="1018"/>
        </table:table-row>
        <table:table-row table:style-name="ro2">
          <table:table-cell table:style-name="ce2" office:value-type="string" table:number-columns-spanned="5" table:number-rows-spanned="1">
            <text:p>Total Texas Sales Tax for January 2009</text:p>
          </table:table-cell>
          <table:covered-table-cell table:number-columns-repeated="4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813">
            <text:p>$813.00</text:p>
          </table:table-cell>
          <table:table-cell office:value-type="currency" office:currency="USD" office:value="50.8125">
            <text:p>$50.81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361.76">
            <text:p>$361.76</text:p>
          </table:table-cell>
          <table:table-cell office:value-type="currency" office:currency="USD" office:value="22.61">
            <text:p>$22.61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896">
            <text:p>$896.00</text:p>
          </table:table-cell>
          <table:table-cell office:value-type="currency" office:currency="USD" office:value="56">
            <text:p>$56.00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1235.08">
            <text:p>$1,235.08</text:p>
          </table:table-cell>
          <table:table-cell office:value-type="currency" office:currency="USD" office:value="77.1925">
            <text:p>$77.19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1930">
            <text:p>$1,930.00</text:p>
          </table:table-cell>
          <table:table-cell office:value-type="currency" office:currency="USD" office:value="120.625">
            <text:p>$120.63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1556">
            <text:p>$1,556.00</text:p>
          </table:table-cell>
          <table:table-cell office:value-type="currency" office:currency="USD" office:value="97.25">
            <text:p>$97.2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4185">
            <text:p>$4,185.00</text:p>
          </table:table-cell>
          <table:table-cell office:value-type="currency" office:currency="USD" office:value="261.5625">
            <text:p>$261.5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321.84">
            <text:p>$321.84</text:p>
          </table:table-cell>
          <table:table-cell office:value-type="currency" office:currency="USD" office:value="20.115">
            <text:p>$20.12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Texas 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currency" office:currency="USD" office:value="1033.2">
            <text:p>$1,033.20</text:p>
          </table:table-cell>
          <table:table-cell office:value-type="currency" office:currency="USD" office:value="64.575">
            <text:p>$64.58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4:.D13])" office:value-type="currency" office:currency="USD" office:value="12331.88">
            <text:p>$12,331.88</text:p>
          </table:table-cell>
          <table:table-cell table:style-name="ce10" table:formula="of:=SUM([.E4:.E12])" office:value-type="currency" office:currency="USD" office:value="770.7425">
            <text:p>$770.74</text:p>
          </table:table-cell>
          <table:table-cell table:style-name="ce3" table:number-columns-repeated="1018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office:value-type="float" office:value="0.01">
            <text:p>0.01000</text:p>
          </table:table-cell>
          <table:table-cell office:value-type="currency" office:currency="USD" office:value="813">
            <text:p>$813.00</text:p>
          </table:table-cell>
          <table:table-cell office:value-type="currency" office:currency="USD" office:value="8.13">
            <text:p>$8.13</text:p>
          </table:table-cell>
          <table:table-cell table:number-columns-repeated="1018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office:value-type="float" office:value="0.01">
            <text:p>0.01000</text:p>
          </table:table-cell>
          <table:table-cell office:value-type="currency" office:currency="USD" office:value="361.76">
            <text:p>$361.76</text:p>
          </table:table-cell>
          <table:table-cell office:value-type="currency" office:currency="USD" office:value="3.6176">
            <text:p>$3.62</text:p>
          </table:table-cell>
          <table:table-cell table:number-columns-repeated="1018"/>
        </table:table-row>
        <table:table-row table:style-name="ro2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office:value-type="float" office:value="0.01">
            <text:p>0.01000</text:p>
          </table:table-cell>
          <table:table-cell office:value-type="currency" office:currency="USD" office:value="896">
            <text:p>$896.00</text:p>
          </table:table-cell>
          <table:table-cell office:value-type="currency" office:currency="USD" office:value="8.96">
            <text:p>$8.96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3"/>
          <table:table-cell table:formula="of:=SUM([.D16:.D19])" office:value-type="currency" office:currency="USD" office:value="2070.76">
            <text:p>$2,070.76</text:p>
          </table:table-cell>
          <table:table-cell table:formula="of:=SUM([.E16:.E19])" office:value-type="currency" office:currency="USD" office:value="20.7076">
            <text:p>$20.71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San Marcos</text:p>
          </table:table-cell>
          <table:table-cell office:value-type="float" office:value="2105022">
            <text:p>2105022</text:p>
          </table:table-cell>
          <table:table-cell office:value-type="float" office:value="0.015">
            <text:p>0.01500</text:p>
          </table:table-cell>
          <table:table-cell office:value-type="currency" office:currency="USD" office:value="1930">
            <text:p>$1,930.00</text:p>
          </table:table-cell>
          <table:table-cell office:value-type="currency" office:currency="USD" office:value="28.95">
            <text:p>$28.95</text:p>
          </table:table-cell>
          <table:table-cell table:number-columns-repeated="1018"/>
        </table:table-row>
        <table:table-row table:style-name="ro2">
          <table:table-cell office:value-type="string">
            <text:p>San Marcos</text:p>
          </table:table-cell>
          <table:table-cell office:value-type="float" office:value="2105022">
            <text:p>2105022</text:p>
          </table:table-cell>
          <table:table-cell office:value-type="float" office:value="0.015">
            <text:p>0.01500</text:p>
          </table:table-cell>
          <table:table-cell office:value-type="currency" office:currency="USD" office:value="1556">
            <text:p>$1,556.00</text:p>
          </table:table-cell>
          <table:table-cell office:value-type="currency" office:currency="USD" office:value="23.34">
            <text:p>$23.34</text:p>
          </table:table-cell>
          <table:table-cell table:number-columns-repeated="1018"/>
        </table:table-row>
        <table:table-row table:style-name="ro2">
          <table:table-cell office:value-type="string">
            <text:p>San Marcos</text:p>
          </table:table-cell>
          <table:table-cell office:value-type="float" office:value="2105022">
            <text:p>2105022</text:p>
          </table:table-cell>
          <table:table-cell office:value-type="float" office:value="0.015">
            <text:p>0.01500</text:p>
          </table:table-cell>
          <table:table-cell office:value-type="currency" office:currency="USD" office:value="1235.08">
            <text:p>$1,235.08</text:p>
          </table:table-cell>
          <table:table-cell office:value-type="currency" office:currency="USD" office:value="18.5262">
            <text:p>$18.53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22:.D25])" office:value-type="currency" office:currency="USD" office:value="4721.08">
            <text:p>$4,721.08</text:p>
          </table:table-cell>
          <table:table-cell table:style-name="ce10" table:formula="of:=SUM([.E22:.E25])" office:value-type="currency" office:currency="USD" office:value="70.8162">
            <text:p>$70.82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Waco</text:p>
          </table:table-cell>
          <table:table-cell office:value-type="float" office:value="2161023">
            <text:p>2161023</text:p>
          </table:table-cell>
          <table:table-cell office:value-type="float" office:value="0.015">
            <text:p>0.01500</text:p>
          </table:table-cell>
          <table:table-cell office:value-type="currency" office:currency="USD" office:value="4185">
            <text:p>$4,185.00</text:p>
          </table:table-cell>
          <table:table-cell office:value-type="currency" office:currency="USD" office:value="62.775">
            <text:p>$62.78</text:p>
          </table:table-cell>
          <table:table-cell table:number-columns-repeated="1018"/>
        </table:table-row>
        <table:table-row table:style-name="ro2">
          <table:table-cell office:value-type="string">
            <text:p>Waco</text:p>
          </table:table-cell>
          <table:table-cell office:value-type="float" office:value="2161023">
            <text:p>2161023</text:p>
          </table:table-cell>
          <table:table-cell office:value-type="float" office:value="0.015">
            <text:p>0.01500</text:p>
          </table:table-cell>
          <table:table-cell office:value-type="currency" office:currency="USD" office:value="321.84">
            <text:p>$321.84</text:p>
          </table:table-cell>
          <table:table-cell office:value-type="currency" office:currency="USD" office:value="4.8276">
            <text:p>$4.83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28:.D30])" office:value-type="currency" office:currency="USD" office:value="4506.84">
            <text:p>$4,506.84</text:p>
          </table:table-cell>
          <table:table-cell table:style-name="ce10" table:formula="of:=SUM([.E28:.E30])" office:value-type="currency" office:currency="USD" office:value="67.6026">
            <text:p>$67.60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rpus Christi</text:p>
          </table:table-cell>
          <table:table-cell office:value-type="float" office:value="2178015">
            <text:p>2178015</text:p>
          </table:table-cell>
          <table:table-cell office:value-type="float" office:value="0.01375">
            <text:p>0.01375</text:p>
          </table:table-cell>
          <table:table-cell office:value-type="currency" office:currency="USD" office:value="1033.2">
            <text:p>$1,033.20</text:p>
          </table:table-cell>
          <table:table-cell office:value-type="currency" office:currency="USD" office:value="14.2065">
            <text:p>$14.21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33:.D34])" office:value-type="currency" office:currency="USD" office:value="1033.2">
            <text:p>$1,033.20</text:p>
          </table:table-cell>
          <table:table-cell table:style-name="ce10" table:formula="of:=SUM([.E33:.E34])" office:value-type="currency" office:currency="USD" office:value="14.2065">
            <text:p>$14.21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office:value-type="float" office:value="0.01">
            <text:p>0.01000</text:p>
          </table:table-cell>
          <table:table-cell office:value-type="currency" office:currency="USD" office:value="361.76">
            <text:p>$361.76</text:p>
          </table:table-cell>
          <table:table-cell office:value-type="currency" office:currency="USD" office:value="3.6176">
            <text:p>$3.62</text:p>
          </table:table-cell>
          <table:table-cell table:number-columns-repeated="1018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office:value-type="float" office:value="0.01">
            <text:p>0.01000</text:p>
          </table:table-cell>
          <table:table-cell office:value-type="currency" office:currency="USD" office:value="896">
            <text:p>$896.00</text:p>
          </table:table-cell>
          <table:table-cell office:value-type="currency" office:currency="USD" office:value="8.96">
            <text:p>$8.96</text:p>
          </table:table-cell>
          <table:table-cell table:number-columns-repeated="1018"/>
        </table:table-row>
        <table:table-row table:style-name="ro2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office:value-type="float" office:value="0.01">
            <text:p>0.01000</text:p>
          </table:table-cell>
          <table:table-cell office:value-type="currency" office:currency="USD" office:value="813">
            <text:p>$813.00</text:p>
          </table:table-cell>
          <table:table-cell office:value-type="currency" office:currency="USD" office:value="8.13">
            <text:p>$8.13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37:.D40])" office:value-type="currency" office:currency="USD" office:value="2070.76">
            <text:p>$2,070.76</text:p>
          </table:table-cell>
          <table:table-cell table:style-name="ce10" table:formula="of:=SUM([.E37:.E40])" office:value-type="currency" office:currency="USD" office:value="20.7076">
            <text:p>$20.71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rpus Christi MTA</text:p>
          </table:table-cell>
          <table:table-cell office:value-type="float" office:value="3178998">
            <text:p>3178998</text:p>
          </table:table-cell>
          <table:table-cell office:value-type="float" office:value="0.005">
            <text:p>0.00500</text:p>
          </table:table-cell>
          <table:table-cell office:value-type="currency" office:currency="USD" office:value="1033.2">
            <text:p>$1,033.20</text:p>
          </table:table-cell>
          <table:table-cell office:value-type="currency" office:currency="USD" office:value="5.166">
            <text:p>$5.17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43:.D44])" office:value-type="currency" office:currency="USD" office:value="1033.2">
            <text:p>$1,033.20</text:p>
          </table:table-cell>
          <table:table-cell table:style-name="ce10" table:formula="of:=SUM([.E43:.E44])" office:value-type="currency" office:currency="USD" office:value="5.166">
            <text:p>$5.17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Hays</text:p>
          </table:table-cell>
          <table:table-cell office:value-type="float" office:value="4105004">
            <text:p>4105004</text:p>
          </table:table-cell>
          <table:table-cell office:value-type="float" office:value="0.005">
            <text:p>0.00500</text:p>
          </table:table-cell>
          <table:table-cell office:value-type="currency" office:currency="USD" office:value="1556">
            <text:p>$1,556.00</text:p>
          </table:table-cell>
          <table:table-cell office:value-type="currency" office:currency="USD" office:value="7.78">
            <text:p>$7.78</text:p>
          </table:table-cell>
          <table:table-cell table:number-columns-repeated="1018"/>
        </table:table-row>
        <table:table-row table:style-name="ro2">
          <table:table-cell office:value-type="string">
            <text:p>Hays</text:p>
          </table:table-cell>
          <table:table-cell office:value-type="float" office:value="4105004">
            <text:p>4105004</text:p>
          </table:table-cell>
          <table:table-cell office:value-type="float" office:value="0.005">
            <text:p>0.00500</text:p>
          </table:table-cell>
          <table:table-cell office:value-type="currency" office:currency="USD" office:value="1930">
            <text:p>$1,930.00</text:p>
          </table:table-cell>
          <table:table-cell office:value-type="currency" office:currency="USD" office:value="9.65">
            <text:p>$9.65</text:p>
          </table:table-cell>
          <table:table-cell table:number-columns-repeated="1018"/>
        </table:table-row>
        <table:table-row table:style-name="ro2">
          <table:table-cell office:value-type="string">
            <text:p>Hays</text:p>
          </table:table-cell>
          <table:table-cell office:value-type="float" office:value="4105004">
            <text:p>4105004</text:p>
          </table:table-cell>
          <table:table-cell office:value-type="float" office:value="0.005">
            <text:p>0.00500</text:p>
          </table:table-cell>
          <table:table-cell office:value-type="currency" office:currency="USD" office:value="1235.08">
            <text:p>$1,235.08</text:p>
          </table:table-cell>
          <table:table-cell office:value-type="currency" office:currency="USD" office:value="6.1754">
            <text:p>$6.18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47:.D50])" office:value-type="currency" office:currency="USD" office:value="4721.08">
            <text:p>$4,721.08</text:p>
          </table:table-cell>
          <table:table-cell table:style-name="ce10" table:formula="of:=SUM([.E47:.E50])" office:value-type="currency" office:currency="USD" office:value="23.6054">
            <text:p>$23.61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McLennan</text:p>
          </table:table-cell>
          <table:table-cell office:value-type="float" office:value="4161005">
            <text:p>4161005</text:p>
          </table:table-cell>
          <table:table-cell office:value-type="float" office:value="0.005">
            <text:p>0.00500</text:p>
          </table:table-cell>
          <table:table-cell office:value-type="currency" office:currency="USD" office:value="4185">
            <text:p>$4,185.00</text:p>
          </table:table-cell>
          <table:table-cell office:value-type="currency" office:currency="USD" office:value="20.925">
            <text:p>$20.93</text:p>
          </table:table-cell>
          <table:table-cell table:number-columns-repeated="1018"/>
        </table:table-row>
        <table:table-row table:style-name="ro2">
          <table:table-cell office:value-type="string">
            <text:p>McLennan</text:p>
          </table:table-cell>
          <table:table-cell office:value-type="float" office:value="4161005">
            <text:p>4161005</text:p>
          </table:table-cell>
          <table:table-cell office:value-type="float" office:value="0.005">
            <text:p>0.00500</text:p>
          </table:table-cell>
          <table:table-cell office:value-type="currency" office:currency="USD" office:value="321.84">
            <text:p>$321.84</text:p>
          </table:table-cell>
          <table:table-cell office:value-type="currency" office:currency="USD" office:value="1.6092">
            <text:p>$1.61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53:.D55])" office:value-type="currency" office:currency="USD" office:value="4506.84">
            <text:p>$4,506.84</text:p>
          </table:table-cell>
          <table:table-cell table:style-name="ce10" table:formula="of:=SUM([.E53:.E55])" office:value-type="currency" office:currency="USD" office:value="22.5342">
            <text:p>$22.53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rpus Christi Crime Con</text:p>
          </table:table-cell>
          <table:table-cell office:value-type="float" office:value="5178505">
            <text:p>5178505</text:p>
          </table:table-cell>
          <table:table-cell office:value-type="float" office:value="0.00125">
            <text:p>0.00125</text:p>
          </table:table-cell>
          <table:table-cell office:value-type="currency" office:currency="USD" office:value="1033.2">
            <text:p>$1,033.20</text:p>
          </table:table-cell>
          <table:table-cell office:value-type="currency" office:currency="USD" office:value="1.2915">
            <text:p>$1.29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7"/>
          <table:table-cell table:style-name="ce10" table:formula="of:=SUM([.D58:.D59])" office:value-type="currency" office:currency="USD" office:value="1033.2">
            <text:p>$1,033.20</text:p>
          </table:table-cell>
          <table:table-cell table:style-name="ce10" table:formula="of:=SUM([.E58:.E59])" office:value-type="currency" office:currency="USD" office:value="1.2915">
            <text:p>$1.29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Total Texas Sales Tax</text:p>
          </table:table-cell>
          <table:table-cell table:style-name="ce3"/>
          <table:table-cell table:style-name="ce7"/>
          <table:table-cell table:style-name="ce10"/>
          <table:table-cell table:style-name="ce10" table:formula="of:=[.E60]+[.E56]+[.E51]+[.E45]+[.E41]+[.E35]+[.E31]+[.E26]+[.E20]+[.E14]" office:value-type="currency" office:currency="USD" office:value="1017.3801">
            <text:p>$1,017.38</text:p>
          </table:table-cell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 table:number-columns-repeated="2"/>
          <table:table-cell table:style-name="ce3" table:number-columns-repeated="998"/>
        </table:table-row>
        <table:table-row table:style-name="ro2" table:number-rows-repeated="65473">
          <table:table-cell table:number-columns-repeated="1023"/>
        </table:table-row>
        <table:table-row table:style-name="ro2">
          <table:table-cell table:number-columns-repeated="1023"/>
        </table:table-row>
      </table:table>
      <table:database-ranges>
        <table:database-range table:target-range-address="Sheet1.A16:Sheet1.F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4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2-02T14:30:04</dc:date>
    <dc:creator>Lenyel Sumnler</dc:creator>
    <meta:generator>OpenOffice.org/3.0$Linux OpenOffice.org_project/300m14$Build-9376</meta:generator>
    <meta:editing-duration>PT00H31M02S</meta:editing-duration>
    <meta:editing-cycles>2</meta:editing-cycles>
    <meta:printed-by>Lenyel Sumnler</meta:printed-by>
    <meta:print-date>2009-02-02T14:28:24</meta:print-date>
    <meta:document-statistic meta:table-count="1" meta:cell-count="164" meta:object-count="0"/>
    <meta:user-defined meta:name="Info 1"/>
    <meta:user-defined meta:name="Info 2"/>
    <meta:user-defined meta:name="Info 3"/>
    <meta:user-defined meta:name="Info 4"/>
  </office:meta>
</office:document-meta>
</file>